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center" style:justify-single-word="false"/>
      <style:text-properties fo:font-size="14pt" style:font-size-asian="14pt" style:font-size-complex="14pt"/>
    </style:style>
    <style:style style:name="P4" style:family="paragraph" style:parent-style-name="Standard" style:master-page-name="First_20_Page">
      <style:paragraph-properties fo:line-height="200%" style:page-number="auto"/>
    </style:style>
    <style:style style:name="P5" style:family="paragraph" style:parent-style-name="Standard" style:master-page-name="Standard">
      <style:paragraph-properties fo:line-height="200%" style:page-number="1"/>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font-style="normal" style:font-size-asian="12pt" style:font-style-asian="normal" style:font-size-complex="12pt" style:font-style-complex="normal"/>
    </style:style>
    <style:style style:name="T5" style:family="text">
      <style:text-properties style:text-position="super 58%"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3"><text:span text:style-name="T1">Reading Response Paper:</text:span></text:p>
      <text:p text:style-name="P3"><text:span text:style-name="T1">“Welfare Epics? <text:s/>The Rhetoric of Rewards in World of Warcraft”</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Domenic Tessari</text:span></text:p>
      <text:p text:style-name="P3"><text:span text:style-name="T1">STS 4600</text:span></text:p>
      <text:p text:style-name="P3"><text:span text:style-name="T1">Professor Baritaud</text:span></text:p>
      <text:p text:style-name="P3"><text:span text:style-name="T1">October 18</text:span><text:span text:style-name="T5">th</text:span><text:span text:style-name="T1">, 2011</text:span></text:p>
      <text:p text:style-name="P1"><text:span text:style-name="T1"/></text:p>
      <text:p text:style-name="P1"><text:span text:style-name="T1"/></text:p>
      <text:p text:style-name="P2"><text:span text:style-name="T1"/></text:p>
      <text:p text:style-name="P1"><text:span text:style-name="T1"/></text:p>
      <text:p text:style-name="P5"><text:span text:style-name="T1">Paul, C.A. (2010). Welfare Epics? <text:s/>The Rhetoric of Rewards in World of Warcraft. <text:s/></text:span><text:span text:style-name="T2">Games and <text:tab/>Culture, 5(2), </text:span><text:span text:style-name="T1">158-176. <text:s/>doi: </text:span><text:span text:style-name="T3">10.1177/1555412009354729</text:span><text:span text:style-name="T4"> </text:span></text:p>
      <text:p text:style-name="P1"><text:span text:style-name="T4"/></text:p>
      <text:p text:style-name="P1"><text:tab/>The term “welfare epics” came from Blizzard Entertainment's own Jeff Kaplan, Lead Content Designer of World of Warcraft (WoW). <text:s/>Kaplan, better known as Tigole, used the phrase during Blizzard's 2007 conference to describe the new player-versus-player (PvP) rewards that were implemented in a recent update to the game. <text:s/>Originally, players obtained high end equipment only through raids, where a group of up to 40 players would work together to defeat powerful computer controlled enemies who would drop loot when beaten. <text:s/>Epics are the second highest level of equipment quality and rarity behind only Legendary items, making them highly desirable items.</text:p>
      <text:p text:style-name="P1"><text:tab/>Describing the new reward system as “welfare” set off a storm of controversy within the community, sparking debate on the nature and value of rewards in WoW. <text:s/>It revealed a sharp divide in the behaviors and desires of WoW's player base and left WoW's designers with a difficult question of how to satisfy their diverse playerbase. <text:s/>While the use of 'welfare' was originally limited to describing the PvP rewards, in the following years the term encompassed all manner of in game rewards that are seen as relatively easy to obtain compared to high end raiding content. <text:s/></text:p>
      <text:p text:style-name="P1"><text:tab/>Players questioned the value of PvP rewards in the past, but it was not until “welfare epics” that the debates began to heat up. <text:s/>Paul observes the power of the word “welfare” and the implications associated with it to explain this sudden burst of outrage. <text:s/>Many view welfare as mostly benefiting the undeserving, particularly those who live in capitalist societies. <text:s/>These feelings carry over to a belief that welfare can also imply that someone is inferior or not good enough to receive higher end equipment, and that using these items is shameful even if the game allows them to be obtained in such a way. <text:s/>The heated feelings behind the term welfare catapulted the discussion of epic equipment into a point of controversy as opposed to a mild disagreement among the playerbase.</text:p>
      <text:p text:style-name="P1"><text:soft-page-break/><text:tab/>In analyzing the arguments over these welfare epics, Paul identifies 4 key rhetorical points of debate: <text:s/>comparing value and effort of PvP versus PvE (player-versus-environment), the loss of avatar capital by increased availability of epics, subversion of the multiplayer component in Massively Multiplayer Online Games by making epics easier to obtain solo, and the idea of epics being a reward for the 'work' put in by a player. <text:s/>What is interesting to observe is that throughout the debate and the article itself, work, labor, time, effort, and difficulty are all frequently used but 'fun' is noticeably absent. <text:s/>The acquisition of rewards and status items are seen as the ultimate goal of play, and by devaluing the rewards players find less enjoyment in the game. </text:p>
      <text:p text:style-name="P1"><text:tab/>Paul hopes that his analysis of the culture surrounding the rewards in Warcraft will give new insights into why people play and how the structure of rewards can change in the course of an MMO's lifespan. <text:s/>In some ways, his review exposes a “conflict of interest” between four parties: the two types of players, the designers, and the directors and/or investors supporting the project. <text:s/>According to Martin and Schinzinger, a conflict of interest occurs when a professional is in a role that requires exercising good judgment on behalf of an employer or client and the professional has some additional interest that could affect their judgment in serving the client or employer (2010:137). <text:s/>When making judgments, designers have both clients and employers to satisfy, players and investors. <text:s/>Tigole's views on “welfare epics” also show that designers themselves have interests, their own ideas on how they believe the game should be run and played. <text:s/>Their own preferences of what makes for good gameplay can color their perception of the state of the game and the will of the players.</text:p>
      <text:p text:style-name="P1"><text:tab/>This article is an excellent source for beginning to understand the types of decisions that designers face when dealing with where to go next with the game. <text:s/>MMOs have a more diverse group of players then probably any other genre, and understanding the needs and expectations of those players is the key to creating a successful and long lasting game. The importance of rewards also gives new insight into the reasons that people play, and the importance of rewards in modern ga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2</text:page-number></text:p>
      </style:header>
    </style:master-page>
    <style:master-page style:name="Envelo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0-11T12:05:50.91</meta:creation-date>
    <dc:date>2011-10-19T16:27:46.55</dc:date>
    <dc:creator>Domenic Tessari</dc:creator>
    <meta:editing-duration>PT21H58M23S</meta:editing-duration>
    <meta:editing-cycles>5</meta:editing-cycles>
    <meta:generator>OpenOffice.org/3.3$Win32 OpenOffice.org_project/330m20$Build-9567</meta:generator>
    <meta:document-statistic meta:table-count="0" meta:image-count="0" meta:object-count="0" meta:page-count="4" meta:paragraph-count="14" meta:word-count="761" meta:character-count="4640"/>
  </office:meta>
</office:document-meta>
</file>